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F1000001D7A4395F4A8BCEAF3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88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886cm" svg:x="1.201cm" svg:y="0.714cm" presentation:class="subtitle" presentation:user-transformed="true">
          <draw:text-box>
            <text:p>HEADER</text:p>
          </draw:text-box>
        </draw:frame>
        <draw:frame draw:style-name="gr1" draw:text-style-name="P2" draw:layer="layout" svg:width="21.552cm" svg:height="10.06cm" svg:x="3.4cm" svg:y="5cm">
          <draw:image xlink:href="Pictures/10000000000003F1000001D7A4395F4A8BCEAF3F.png" xlink:type="simple" xlink:show="embed" xlink:actuate="onLoad">
            <text:p/>
          </draw:image>
        </draw:frame>
        <draw:frame presentation:style-name="pr1" draw:text-style-name="P1" draw:layer="layout" svg:width="25.199cm" svg:height="3.886cm" svg:x="1.001cm" svg:y="16.114cm">
          <draw:text-box>
            <text:p>FOO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6:44:14.523133632</meta:creation-date>
    <dc:date>2017-03-24T16:50:42.084174050</dc:date>
    <meta:editing-duration>PT3M28S</meta:editing-duration>
    <meta:editing-cycles>1</meta:editing-cycles>
    <meta:document-statistic meta:object-count="26"/>
    <meta:generator>LibreOffice/5.2.6.2$Linux_X86_64 LibreOffice_project/a3100ed2409ebf1c212f5048fbe377c281438fdc</meta:generator>
  </office:meta>
</office:document-meta>
</file>